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78692906694632304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602399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589742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0372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6762093856393702392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600378794824695881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410752695832006646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69462602830172652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73464780886996504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050418081322645605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32912259506428152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3T16:39:12.01</dc:date>
    <dc:creator>James  Lombardi</dc:creator>
    <meta:editing-duration>P8DT8H48M52S</meta:editing-duration>
    <meta:editing-cycles>746</meta:editing-cycles>
    <meta:generator>OpenOffice/4.1.2$Win32 OpenOffice.org_project/412m3$Build-9782</meta:generator>
    <meta:document-statistic meta:table-count="0" meta:image-count="0" meta:object-count="0" meta:page-count="29" meta:paragraph-count="747" meta:word-count="9462" meta:character-count="47390"/>
  </office:meta>
</office:document-meta>
</file>